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</text:span></text:p>
      <text:p text:style-name="P11">I ran 4 miles on hilly roads in MD. <text:s/>I ran faster as I ran and averaged 9:20/mile.</text:p>
      <text:p text:style-name="P11">½ mile warm down in 5: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20T17:24:05.99</dc:date>
    <dc:creator>James Lombardi</dc:creator>
    <meta:editing-duration>PT20H34M25S</meta:editing-duration>
    <meta:editing-cycles>130</meta:editing-cycles>
    <meta:generator>OpenOffice/4.1.2$Win32 OpenOffice.org_project/412m3$Build-9782</meta:generator>
    <meta:document-statistic meta:table-count="0" meta:image-count="0" meta:object-count="0" meta:page-count="11" meta:paragraph-count="367" meta:word-count="3634" meta:character-count="17877"/>
  </office:meta>
</office:document-meta>
</file>